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radeGothicNextW01-Ligh 693250" svg:font-family="'TradeGothicNextW01-Ligh 693250'"/>
    <style:font-face style:name="Arial2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TradeGothicNextW01-Ligh 693250" fo:font-size="10.8000001907349pt" fo:letter-spacing="normal" fo:font-style="normal" fo:font-weight="normal"/>
    </style:style>
    <style:style style:name="P2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TradeGothicNextW01-Ligh 693250" fo:font-size="10.8000001907349pt" fo:letter-spacing="normal" fo:font-style="normal" fo:font-weight="normal" officeooo:paragraph-rsid="000c1871"/>
    </style:style>
    <style:style style:name="P3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Noto Mono" fo:font-size="10.8000001907349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Noto Mono" fo:font-size="10.8000001907349pt" fo:letter-spacing="normal" fo:font-style="normal" fo:font-weight="normal" officeooo:paragraph-rsid="000c1871"/>
    </style:style>
    <style:style style:name="P5" style:family="paragraph" style:parent-style-name="Text_20_body">
      <style:paragraph-properties fo:margin-top="0cm" fo:margin-bottom="0.247cm" style:contextual-spacing="false" fo:line-height="160%" fo:orphans="2" fo:widows="2"/>
      <style:text-properties style:font-name="TradeGothicNextW01-Ligh 693250" officeooo:paragraph-rsid="000c1871"/>
    </style:style>
    <style:style style:name="P6" style:family="paragraph" style:parent-style-name="Text_20_body">
      <style:paragraph-properties fo:margin-top="0cm" fo:margin-bottom="0.247cm" style:contextual-spacing="false" fo:line-height="160%" fo:orphans="2" fo:widows="2"/>
      <style:text-properties style:font-name="TradeGothicNextW01-Ligh 693250" officeooo:paragraph-rsid="000e024f"/>
    </style:style>
    <style:style style:name="P7" style:family="paragraph" style:parent-style-name="Text_20_body">
      <style:paragraph-properties fo:margin-top="0cm" fo:margin-bottom="0.247cm" style:contextual-spacing="false" fo:line-height="160%" fo:orphans="2" fo:widows="2"/>
      <style:text-properties style:font-name="TradeGothicNextW01-Ligh 693250" officeooo:paragraph-rsid="000f5dc6"/>
    </style:style>
    <style:style style:name="P8" style:family="paragraph" style:parent-style-name="Text_20_body">
      <style:paragraph-properties fo:margin-top="0cm" fo:margin-bottom="0.247cm" style:contextual-spacing="false" fo:line-height="160%" fo:orphans="2" fo:widows="2"/>
      <style:text-properties style:font-name="TradeGothicNextW01-Ligh 693250" officeooo:paragraph-rsid="000ff686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/>
      <style:text-properties officeooo:paragraph-rsid="000e024f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/>
      <style:text-properties officeooo:paragraph-rsid="000f5dc6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60%" fo:orphans="2" fo:widows="2" fo:text-indent="0cm" style:auto-text-indent="false"/>
      <style:text-properties style:font-name="TradeGothicNextW01-Ligh 693250" officeooo:paragraph-rsid="000e024f"/>
    </style:style>
    <style:style style:name="P13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Arial" fo:font-size="9.60000038146973pt" fo:letter-spacing="normal" fo:font-style="normal" fo:font-weight="normal" officeooo:rsid="000c1871" officeooo:paragraph-rsid="000c1871"/>
    </style:style>
    <style:style style:name="P14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Arial" fo:font-size="9.60000038146973pt" fo:letter-spacing="normal" fo:font-style="normal" fo:font-weight="normal" officeooo:rsid="000e024f" officeooo:paragraph-rsid="000f5dc6" fo:background-color="transparent"/>
    </style:style>
    <style:style style:name="P15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Arial" fo:font-size="9.60000038146973pt" fo:letter-spacing="normal" fo:font-style="normal" fo:font-weight="normal" officeooo:rsid="000e024f" officeooo:paragraph-rsid="000e024f" fo:background-color="transparent"/>
    </style:style>
    <style:style style:name="P16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Noto Mono" fo:font-size="10.8000001907349pt" fo:letter-spacing="normal" fo:font-style="normal" fo:font-weight="normal" officeooo:paragraph-rsid="0010a4c4"/>
    </style:style>
    <style:style style:name="P17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Noto Mono" fo:font-size="16pt" fo:letter-spacing="normal" fo:font-style="normal" style:text-underline-style="solid" style:text-underline-width="auto" style:text-underline-color="font-color" fo:font-weight="normal" officeooo:rsid="0010a4c4" officeooo:paragraph-rsid="0010a4c4" style:font-size-asian="16pt" style:font-size-complex="16pt"/>
    </style:style>
    <style:style style:name="P18" style:family="paragraph" style:parent-style-name="Text_20_body">
      <style:paragraph-properties fo:margin-top="0cm" fo:margin-bottom="0.247cm" style:contextual-spacing="false" fo:line-height="160%" fo:orphans="2" fo:widows="2"/>
      <style:text-properties fo:font-variant="normal" fo:text-transform="none" fo:color="#223c50" loext:opacity="100%" style:font-name="Noto Mono" fo:font-size="15pt" fo:letter-spacing="normal" fo:font-style="normal" style:text-underline-style="none" fo:font-weight="normal" officeooo:paragraph-rsid="0010a4c4" style:font-size-asian="15pt" style:font-size-complex="15pt"/>
    </style:style>
    <style:style style:name="P19" style:family="paragraph" style:parent-style-name="Text_20_body">
      <style:paragraph-properties fo:margin-top="0cm" fo:margin-bottom="0.247cm" style:contextual-spacing="false" fo:line-height="160%" fo:orphans="2" fo:widows="2"/>
      <style:text-properties style:font-name="TradeGothicNextW01-Ligh 693250" officeooo:paragraph-rsid="0010a4c4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/>
      <style:text-properties fo:font-variant="normal" fo:text-transform="none" fo:color="#223c50" loext:opacity="100%" style:font-name="Arial" fo:font-size="9.60000038146973pt" fo:letter-spacing="normal" fo:font-style="normal" fo:font-weight="normal" officeooo:rsid="000e024f" officeooo:paragraph-rsid="000e024f" fo:background-color="transparen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/>
      <style:text-properties fo:font-variant="normal" fo:text-transform="none" fo:color="#223c50" loext:opacity="100%" style:font-name="Noto Mono" fo:font-size="9.60000038146973pt" fo:letter-spacing="normal" fo:font-style="normal" fo:font-weight="normal" officeooo:rsid="000c1871" officeooo:paragraph-rsid="000e024f" fo:background-color="transparent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60%" fo:orphans="2" fo:widows="2" fo:text-indent="0cm" style:auto-text-indent="false"/>
      <style:text-properties fo:font-variant="normal" fo:text-transform="none" fo:color="#223c50" loext:opacity="100%" style:font-name="Arial" fo:font-size="9.60000038146973pt" fo:letter-spacing="normal" fo:font-style="normal" fo:font-weight="normal" officeooo:rsid="000e024f" officeooo:paragraph-rsid="000e024f" fo:background-color="transparent"/>
    </style:style>
    <style:style style:name="T1" style:family="text">
      <style:text-properties fo:font-variant="normal" fo:text-transform="none" fo:color="#223c50" loext:opacity="100%" style:font-name="Arial" fo:font-size="9.60000038146973pt" fo:letter-spacing="normal" fo:font-style="normal" fo:font-weight="normal" officeooo:rsid="000c1871"/>
    </style:style>
    <style:style style:name="T2" style:family="text">
      <style:text-properties fo:font-variant="normal" fo:text-transform="none" fo:color="#223c50" loext:opacity="100%" style:font-name="Arial" fo:font-size="9.60000038146973pt" fo:letter-spacing="normal" fo:font-style="normal" fo:font-weight="normal" officeooo:rsid="000e024f" fo:background-color="transparent" loext:char-shading-value="0"/>
    </style:style>
    <style:style style:name="T3" style:family="text">
      <style:text-properties fo:font-variant="normal" fo:text-transform="none" fo:color="#223c50" loext:opacity="100%" style:font-name="Arial" fo:font-size="9.60000038146973pt" fo:letter-spacing="normal" fo:font-style="normal" fo:font-weight="normal" officeooo:rsid="000f5dc6" fo:background-color="transparent" loext:char-shading-value="0"/>
    </style:style>
    <style:style style:name="T4" style:family="text">
      <style:text-properties fo:font-variant="normal" fo:text-transform="none" fo:color="#223c50" loext:opacity="100%" style:font-name="Arial" fo:font-size="9.60000038146973pt" fo:letter-spacing="normal" fo:font-style="normal" fo:font-weight="normal" officeooo:rsid="000ff686" fo:background-color="transparent" loext:char-shading-value="0"/>
    </style:style>
    <style:style style:name="T5" style:family="text">
      <style:text-properties fo:font-variant="normal" fo:text-transform="none" fo:color="#223c50" loext:opacity="100%" style:font-name="Arial" fo:font-size="9.60000038146973pt" fo:letter-spacing="normal" fo:font-style="normal" fo:font-weight="normal" officeooo:rsid="000ff686"/>
    </style:style>
    <style:style style:name="T6" style:family="text">
      <style:text-properties fo:font-variant="normal" fo:text-transform="none" fo:color="#223c50" loext:opacity="100%" style:font-name="Noto Mono" fo:font-size="9.60000038146973pt" fo:letter-spacing="normal" fo:font-style="normal" fo:font-weight="normal" officeooo:rsid="000c1871"/>
    </style:style>
    <style:style style:name="T7" style:family="text">
      <style:text-properties fo:font-variant="normal" fo:text-transform="none" fo:color="#223c50" loext:opacity="100%" style:font-name="Noto Mono" fo:font-size="9.60000038146973pt" fo:letter-spacing="normal" fo:font-style="normal" fo:font-weight="normal" officeooo:rsid="000c1871" fo:background-color="transparent" loext:char-shading-value="0"/>
    </style:style>
    <style:style style:name="T8" style:family="text">
      <style:text-properties fo:font-variant="normal" fo:text-transform="none" fo:color="#223c50" loext:opacity="100%" style:font-name="Noto Mono" fo:font-size="9.60000038146973pt" fo:letter-spacing="normal" fo:font-style="normal" fo:font-weight="normal" fo:background-color="transparent" loext:char-shading-value="0" style:font-size-asian="9.60000038146973pt" style:font-size-complex="9.60000038146973pt"/>
    </style:style>
    <style:style style:name="T9" style:family="text">
      <style:text-properties fo:font-variant="normal" fo:text-transform="none" fo:color="#223c50" loext:opacity="100%" style:font-name="Noto Mono" fo:font-size="9.60000038146973pt" fo:letter-spacing="normal" fo:font-style="normal" fo:font-weight="bold" officeooo:rsid="000c1871" fo:background-color="transparent" loext:char-shading-value="0"/>
    </style:style>
    <style:style style:name="T10" style:family="text">
      <style:text-properties fo:font-variant="normal" fo:text-transform="none" fo:color="#223c50" loext:opacity="100%" style:font-name="Noto Mono" fo:font-size="9.60000038146973pt" fo:letter-spacing="normal" fo:font-style="normal" fo:font-weight="bold" fo:background-color="transparent" loext:char-shading-value="0" style:font-size-asian="9.60000038146973pt" style:font-size-complex="9.60000038146973pt"/>
    </style:style>
    <style:style style:name="T11" style:family="text">
      <style:text-properties fo:font-variant="normal" fo:text-transform="none" fo:color="#223c50" loext:opacity="100%" style:font-name="Noto Mono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223c50" loext:opacity="100%" style:font-name="Noto Mono" fo:letter-spacing="normal" fo:font-style="normal" fo:font-weight="bold" fo:background-color="transparent" loext:char-shading-value="0"/>
    </style:style>
    <style:style style:name="T13" style:family="text">
      <style:text-properties style:font-name="Arial"/>
    </style:style>
    <style:style style:name="T14" style:family="text">
      <style:text-properties style:font-name="Arial" fo:font-size="9.60000038146973pt"/>
    </style:style>
    <style:style style:name="T15" style:family="text">
      <style:text-properties style:font-name="Arial" fo:font-size="9.60000038146973pt" fo:font-weight="normal" officeooo:rsid="000c1871" style:font-weight-asian="bold" style:font-weight-complex="bold"/>
    </style:style>
    <style:style style:name="T16" style:family="text">
      <style:text-properties style:font-name="Arial" fo:font-size="9.60000038146973pt" officeooo:rsid="000c1871"/>
    </style:style>
    <style:style style:name="T17" style:family="text">
      <style:text-properties style:font-name="Arial" fo:font-size="9.60000038146973pt" officeooo:rsid="000ff686"/>
    </style:style>
    <style:style style:name="T18" style:family="text">
      <style:text-properties fo:text-transform="uppercase" fo:color="#223c50" loext:opacity="100%" style:font-name="Noto Mono" fo:font-size="9.60000038146973pt" fo:letter-spacing="normal" fo:font-style="normal" fo:font-weight="normal" officeooo:rsid="000c1871"/>
    </style:style>
    <style:style style:name="T19" style:family="text">
      <style:text-properties fo:text-transform="uppercase" fo:color="#223c50" loext:opacity="100%" style:font-name="Noto Mono" fo:font-size="9.60000038146973pt" fo:letter-spacing="normal" fo:font-style="normal" fo:font-weight="normal" officeooo:rsid="0010a4c4"/>
    </style:style>
    <style:style style:name="T20" style:family="text">
      <style:text-properties fo:text-transform="uppercase" fo:color="#223c50" loext:opacity="100%" style:font-name="Noto Mono" fo:font-size="9.60000038146973pt" fo:letter-spacing="normal" fo:font-style="normal" officeooo:rsid="0010a4c4"/>
    </style:style>
    <style:style style:name="T21" style:family="text">
      <style:text-properties fo:text-transform="uppercase" fo:color="#223c50" loext:opacity="100%" style:font-name="Noto Mono" fo:font-size="9.60000038146973pt" fo:letter-spacing="normal" fo:font-style="normal" fo:font-weight="bold" officeooo:rsid="0010a4c4" style:font-weight-asian="bold" style:font-weight-complex="bold"/>
    </style:style>
    <style:style style:name="T22" style:family="text">
      <style:text-properties fo:text-transform="uppercase" fo:color="#223c50" loext:opacity="100%" style:font-name="Noto Mono" fo:font-size="9.60000038146973pt" fo:letter-spacing="normal" fo:font-style="normal" style:text-underline-style="solid" style:text-underline-width="auto" style:text-underline-color="font-color" fo:font-weight="bold" officeooo:rsid="0010a4c4" style:font-weight-asian="bold" style:font-weight-complex="bold"/>
    </style:style>
    <style:style style:name="T23" style:family="text">
      <style:text-properties fo:text-transform="uppercase" fo:color="#223c50" loext:opacity="100%" style:font-name="Noto Mono" fo:font-size="9.60000038146973pt" fo:letter-spacing="normal" fo:font-style="normal" style:text-underline-style="none" fo:font-weight="bold" officeooo:rsid="0010a4c4" style:font-weight-asian="bold" style:font-weight-complex="bold"/>
    </style:style>
    <style:style style:name="T24" style:family="text">
      <style:text-properties fo:text-transform="uppercase" fo:color="#223c50" loext:opacity="100%" style:font-name="Noto Mono" fo:letter-spacing="normal" fo:font-style="normal" fo:font-weight="normal" fo:background-color="transparent" loext:char-shading-value="0"/>
    </style:style>
    <style:style style:name="T25" style:family="text">
      <style:text-properties fo:text-transform="uppercase" fo:color="#223c50" loext:opacity="100%" style:font-name="Noto Mono" fo:letter-spacing="normal" fo:font-style="normal" style:text-underline-style="none" fo:font-weight="bold" officeooo:rsid="0010a4c4" style:font-weight-asian="bold" style:font-weight-complex="bold"/>
    </style:style>
    <style:style style:name="T26" style:family="text">
      <style:text-properties fo:text-transform="uppercase" fo:color="#223c50" loext:opacity="100%" style:font-name="Noto Mono" fo:font-size="15pt" fo:letter-spacing="normal" fo:font-style="normal" style:text-underline-style="none" fo:font-weight="bold" officeooo:rsid="0010a4c4" style:font-size-asian="15pt" style:font-weight-asian="bold" style:font-size-complex="15pt" style:font-weight-complex="bold"/>
    </style:style>
    <style:style style:name="T27" style:family="text">
      <style:text-properties officeooo:rsid="0010a4c4"/>
    </style:style>
    <style:style style:name="T28" style:family="text">
      <style:text-properties style:text-underline-style="solid" style:text-underline-width="auto" style:text-underline-color="font-color" officeooo:rsid="0010a4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ser stories and scenarios („meet“ react-app)</text:p>
      <text:p text:style-name="P18"><text:span text:style-name="T27">User-Stories</text:span></text:p>
      <text:p text:style-name="P3">It must be able to filter events by city.</text:p>
      <text:p text:style-name="P1"><text:span text:style-name="T14">As a </text:span><text:span text:style-name="Strong_20_Emphasis"><text:span text:style-name="T15">user</text:span></text:span><text:span text:style-name="T14">,</text:span><text:span text:style-name="T13"><text:line-break/></text:span><text:span text:style-name="T14">I should be able to </text:span><text:span text:style-name="T16">view events that are located at specific locations</text:span></text:p>
      <text:p text:style-name="P13">So that I can see those events that are relevant to me.</text:p>
      <text:p text:style-name="P13"/>
      <text:p text:style-name="P3">It must be able to show/hide an event's details.</text:p>
      <text:p text:style-name="P2"><text:span text:style-name="T14">As a </text:span><text:span text:style-name="Strong_20_Emphasis"><text:span text:style-name="T15">user</text:span></text:span><text:span text:style-name="T14">, I should be able to </text:span><text:span text:style-name="T16">see more details on events and hide this information</text:span></text:p>
      <text:p text:style-name="P13">So that I have a very streamlined list but still can easily access further information.</text:p>
      <text:p text:style-name="P3"/>
      <text:p text:style-name="P3">It must specify the number of events.</text:p>
      <text:p text:style-name="P2"><text:span text:style-name="T14">As a </text:span><text:span text:style-name="Strong_20_Emphasis"><text:span text:style-name="T15">user</text:span></text:span><text:span text:style-name="T14">, I should be </text:span><text:span text:style-name="T16">see from the start how many entries are in the list</text:span></text:p>
      <text:p text:style-name="P13">So that I know from the start how big the selection is and if it’s possible to see all of the entries</text:p>
      <text:p text:style-name="P3"/>
      <text:p text:style-name="P3">It must be available offline.</text:p>
      <text:p text:style-name="P2"><text:span text:style-name="T14">As a </text:span><text:span text:style-name="Strong_20_Emphasis"><text:span text:style-name="T15">user</text:span></text:span><text:span text:style-name="T14">, I should be able </text:span><text:span text:style-name="T16">access the app offline, </text:span></text:p>
      <text:p text:style-name="P13">So that I cann access the information even when I don’t have connection or I am out of data.</text:p>
      <text:p text:style-name="P3"/>
      <text:p text:style-name="P4">It must add an app shortcut to the user’s home screen</text:p>
      <text:p text:style-name="P2"><text:span text:style-name="T14">As a </text:span><text:span text:style-name="Strong_20_Emphasis"><text:span text:style-name="T15">user</text:span></text:span><text:span text:style-name="T14">, I should be able to </text:span><text:span text:style-name="T16">easily access the app from the home screen</text:span></text:p>
      <text:p text:style-name="P13">So that I am more incilned to use it and the user experience is streamlined.</text:p>
      <text:p text:style-name="P13"/>
      <text:p text:style-name="P16">It must display a chart showing the number of upcoming events by city.</text:p>
      <text:p text:style-name="P16"><text:span text:style-name="T14">As a </text:span><text:span text:style-name="Strong_20_Emphasis"><text:span text:style-name="T15">user</text:span></text:span><text:span text:style-name="T14">, I should be </text:span><text:span text:style-name="T17">able to see the number of events in every city.</text:span></text:p>
      <text:p text:style-name="P5"><text:span text:style-name="T1">So that I </text:span><text:span text:style-name="T5">know right from the start how many events are available.</text:span></text:p>
      <text:p text:style-name="P19"><text:span text:style-name="Emphasis"><text:span text:style-name="T21"/></text:span></text:p>
      <text:p text:style-name="P19"><text:span text:style-name="Emphasis"><text:span text:style-name="T21"/></text:span></text:p>
      <text:p text:style-name="P19"><text:soft-page-break/><text:span text:style-name="Emphasis"><text:span text:style-name="T26">Scenarios</text:span></text:span></text:p>
      <text:p text:style-name="P6"><text:span text:style-name="Emphasis"><text:span text:style-name="T18">FEATURE 1: FILTER EVENTS BY CITY</text:span></text:span><text:span text:style-name="T6"><text:line-break/></text:span><text:span text:style-name="Strong_20_Emphasis"><text:span text:style-name="T9">Scenario 1:</text:span></text:span><text:span text:style-name="T7">When user hasn’t searched for a city, show upcoming events from all cities.</text:span></text:p>
      <text:p text:style-name="P14">Given: The user has not yet specified a city</text:p>
      <text:p text:style-name="P6"><text:span text:style-name="T2">When: </text:span><text:span text:style-name="T3">The app is opened.</text:span></text:p>
      <text:p text:style-name="P6"><text:span text:style-name="T2">Then: All events are shown.</text:span><text:span text:style-name="T7"><text:line-break/></text:span><text:span text:style-name="Strong_20_Emphasis"><text:span text:style-name="T9">Scenario 2:</text:span></text:span><text:span text:style-name="T7">User should see a list of suggestions when they search for a city.</text:span></text:p>
      <text:p text:style-name="P6"><text:span text:style-name="T2">Given: </text:span><text:span text:style-name="T3">The user is on the main-screen.</text:span></text:p>
      <text:p text:style-name="P6"><text:span text:style-name="T2">When:</text:span><text:span text:style-name="T3">The user starts typing.</text:span></text:p>
      <text:p text:style-name="P7"><text:span text:style-name="T2">Then: </text:span><text:span text:style-name="T3">The app will suggest entries that fit the input.</text:span></text:p>
      <text:p text:style-name="P7"><text:span text:style-name="T7"><text:line-break/></text:span><text:span text:style-name="Strong_20_Emphasis"><text:span text:style-name="T9">Scenario 3:</text:span></text:span><text:span text:style-name="T7">User can select a city from the suggested list.</text:span></text:p>
      <text:p text:style-name="P6"><text:span text:style-name="T2">Given: </text:span><text:span text:style-name="T3">The „suggested“ list is shown.</text:span></text:p>
      <text:p text:style-name="P6"><text:span text:style-name="T2">When: </text:span><text:span text:style-name="T3">The user clicks on one of the suggested city.</text:span></text:p>
      <text:p text:style-name="P6"><text:span text:style-name="T2">Then: </text:span><text:span text:style-name="T3">The user’s city should be changed into the suggested city and eventss in that city should be displayed.</text:span></text:p>
      <text:p text:style-name="P11"><text:span text:style-name="Emphasis"><text:span text:style-name="T24">FEATURE 2: SHOW/HIDE AN EVENT’S DETAILS</text:span></text:span><text:span text:style-name="T11"><text:line-break/></text:span><text:span text:style-name="Strong_20_Emphasis"><text:span text:style-name="T10">Scenario 1:</text:span></text:span><text:span text:style-name="T8">An event element is collapsed by default.</text:span></text:p>
      <text:p text:style-name="P6"><text:span text:style-name="T2">Given: </text:span><text:span text:style-name="T3">A list of event is shown.</text:span></text:p>
      <text:p text:style-name="P6"><text:span text:style-name="T2">When: </text:span><text:span text:style-name="T3">The user does simply scrolls through the list.</text:span></text:p>
      <text:p text:style-name="P10"><text:span text:style-name="T2">Then: </text:span><text:span text:style-name="T3">All event’s details should be hidden.</text:span><text:span text:style-name="T11"><text:line-break/></text:span><text:span text:style-name="Strong_20_Emphasis"><text:span text:style-name="T10">Scenario 2:</text:span></text:span><text:span text:style-name="T8">User can expand an event to see its details.</text:span></text:p>
      <text:p text:style-name="P15">Given:</text:p>
      <text:p text:style-name="P6"><text:span text:style-name="T2">When: </text:span><text:span text:style-name="T3">The user clicks on an event.</text:span></text:p>
      <text:p text:style-name="P20">Then: </text:p>
      <text:p text:style-name="P10"><text:span text:style-name="T11"><text:line-break/></text:span><text:span text:style-name="Strong_20_Emphasis"><text:span text:style-name="T10">Scenario 3:</text:span></text:span><text:span text:style-name="T8">User can collapse an event to hide its details.</text:span></text:p>
      <text:p text:style-name="P6"><text:span text:style-name="T2">Given: </text:span><text:span text:style-name="T3">An event’s details are currently displayed</text:span></text:p>
      <text:p text:style-name="P6"><text:span text:style-name="T2">When: </text:span><text:span text:style-name="T3">The user clicks on the hide button.</text:span></text:p>
      <text:p text:style-name="P12"><text:span text:style-name="T2">Then: </text:span><text:span text:style-name="T3">The details become hidden.</text:span></text:p>
      <text:p text:style-name="P22"/>
      <text:p text:style-name="P22"/>
      <text:p text:style-name="P22"><text:soft-page-break/></text:p>
      <text:p text:style-name="P10"><text:span text:style-name="Emphasis"><text:span text:style-name="T24">FEATURE 3: SPECIFY NUMBER OF EVENTS</text:span></text:span><text:span text:style-name="T11"><text:line-break/></text:span><text:span text:style-name="Strong_20_Emphasis"><text:span text:style-name="T10">Scenario 1:</text:span></text:span><text:span text:style-name="T8">When user hasn’t specified a number, 32 is the default number.</text:span></text:p>
      <text:p text:style-name="P8"><text:span text:style-name="T2">Given: </text:span><text:span text:style-name="T4">The app is displaying a list of events.</text:span></text:p>
      <text:p text:style-name="P6"><text:span text:style-name="T2">When: The user does </text:span><text:span text:style-name="T4">not change the number of events they want to see.</text:span></text:p>
      <text:p text:style-name="P20">Then: The default number that will be used is 32.</text:p>
      <text:p text:style-name="P10"><text:span text:style-name="T11"><text:line-break/></text:span><text:span text:style-name="Strong_20_Emphasis"><text:span text:style-name="T10">Scenario 2:</text:span></text:span><text:span text:style-name="T8">User can change the number of events they want to see.</text:span></text:p>
      <text:p text:style-name="P8"><text:span text:style-name="T2">Given: </text:span><text:span text:style-name="T4">The app is displaying a list of events.</text:span></text:p>
      <text:p text:style-name="P6"><text:span text:style-name="T2">When: </text:span><text:span text:style-name="T4">The user changes the „number of events“ setting.</text:span></text:p>
      <text:p text:style-name="P10"><text:span text:style-name="T2">Then: </text:span><text:span text:style-name="T4">The number of displayed events gets modified.</text:span></text:p>
      <text:p text:style-name="P20"/>
      <text:p text:style-name="P10"><text:span text:style-name="Emphasis"><text:span text:style-name="T24">FEATURE 4: USE THE APP WHEN OFFLINE</text:span></text:span></text:p>
      <text:p text:style-name="P10"><text:span text:style-name="T11"><text:line-break/></text:span><text:span text:style-name="Strong_20_Emphasis"><text:span text:style-name="T10">Scenario 1:</text:span></text:span><text:span text:style-name="T8">Show cached data when there’s no internet connection.</text:span></text:p>
      <text:p text:style-name="P6"><text:span text:style-name="T2">Given: </text:span><text:span text:style-name="T4">The app has no connection to the internet.</text:span></text:p>
      <text:p text:style-name="P6"><text:span text:style-name="T2">When: </text:span><text:span text:style-name="T4">The user performs action that require data.</text:span></text:p>
      <text:p text:style-name="P10"><text:span text:style-name="T2">Then: </text:span><text:span text:style-name="T4">The app will use cached data instead.</text:span></text:p>
      <text:p text:style-name="P10"><text:span text:style-name="T8"><text:line-break/></text:span><text:span text:style-name="Strong_20_Emphasis"><text:span text:style-name="T10">Scenario 2:</text:span></text:span><text:span text:style-name="T8">Show error when user changes the settings (city, time range).</text:span></text:p>
      <text:p text:style-name="P6"><text:span text:style-name="T2">Given: </text:span><text:span text:style-name="T4">The user wants to change thy setting (city, time, range).</text:span></text:p>
      <text:p text:style-name="P6"><text:span text:style-name="T2">When: </text:span><text:span text:style-name="T4">The action does not succeed.</text:span></text:p>
      <text:p text:style-name="P10"><text:span text:style-name="T2">Then: </text:span><text:span text:style-name="T4">The app should show an error message.</text:span></text:p>
      <text:p text:style-name="P20"/>
      <text:p text:style-name="P9"><text:span text:style-name="Emphasis"><text:span text:style-name="T24">FEATURE 5: DATA VISUALIZATION</text:span></text:span><text:span text:style-name="T11"><text:line-break/></text:span><text:span text:style-name="Strong_20_Emphasis"><text:span text:style-name="T10">Scenario 1:</text:span></text:span><text:span text:style-name="T8">Show a chart with the number of upcoming events in each city.</text:span></text:p>
      <text:p text:style-name="P6"><text:span text:style-name="T2">Given: </text:span><text:span text:style-name="T4">The data about events in each city is loaded..</text:span></text:p>
      <text:p text:style-name="P6"><text:span text:style-name="T2">When: </text:span><text:span text:style-name="T4">The user opens the list of cities</text:span></text:p>
      <text:p text:style-name="P10"><text:span text:style-name="T2">Then: </text:span><text:span text:style-name="T4">The number of events in each of those cities should be visable.</text:span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radeGothicNextW01-Ligh 693250" svg:font-family="'TradeGothicNextW01-Ligh 693250'"/>
    <style:font-face style:name="Arial2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7:18:17.901000000</meta:creation-date>
    <meta:editing-duration>PT23S</meta:editing-duration>
    <meta:editing-cycles>2</meta:editing-cycles>
    <meta:generator>LibreOffice/7.1.1.2$Windows_X86_64 LibreOffice_project/fe0b08f4af1bacafe4c7ecc87ce55bb426164676</meta:generator>
    <dc:date>2022-04-14T17:51:12.050000000</dc:date>
    <meta:document-statistic meta:table-count="0" meta:image-count="0" meta:object-count="0" meta:page-count="3" meta:paragraph-count="64" meta:word-count="670" meta:character-count="3632" meta:non-whitespace-character-count="3019"/>
  </office:meta>
</office:document-meta>
</file>